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3.872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LISTS OF SELECTED GENES </text:p>
          </table:table-cell>
          <table:table-cell table:style-name="ce4" table:number-columns-repeated="3"/>
          <table:table-cell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ohort: </text:p>
          </table:table-cell>
          <table:table-cell table:style-name="ce5" office:value-type="string" calcext:value-type="string">
            <text:p>CRUKPAP</text:p>
          </table:table-cell>
          <table:table-cell table:style-name="ce5" office:value-type="string" calcext:value-type="string">
            <text:p>AEGIS</text:p>
          </table:table-cell>
          <table:table-cell table:style-name="ce5" office:value-type="string" calcext:value-type="string">
            <text:p>BC (HER2) <text:s text:c="7"/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rget fdr level:</text:p>
          </table:table-cell>
          <table:table-cell table:number-columns-repeated="2" table:style-name="ce6" office:value-type="float" office:value="0.5" calcext:value-type="float">
            <text:p>0,5</text:p>
          </table:table-cell>
          <table:table-cell table:style-name="ce6" office:value-type="float" office:value="0.3" calcext:value-type="float">
            <text:p>0,3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Nomenclature</text:p>
          </table:table-cell>
          <table:table-cell table:style-name="ce7" office:value-type="string" calcext:value-type="string">
            <text:p>Ensembl gene ID</text:p>
          </table:table-cell>
          <table:table-cell table:style-name="ce5" office:value-type="string" calcext:value-type="string">
            <text:p>Probeset</text:p>
          </table:table-cell>
          <table:table-cell table:style-name="ce5" office:value-type="string" calcext:value-type="string">
            <text:p>HGNC</text:p>
          </table:table-cell>
          <table:table-cell table:style-name="ce10" office:value-type="string" calcext:value-type="string">
            <text:p>HGNC </text:p>
          </table:table-cell>
          <table:table-cell table:style-name="ce12" office:value-type="string" calcext:value-type="string">
            <text:p><text:span text:style-name="T3">(rank)</text:span><text:span text:style-name="T4">: Gene ranks in the original MGC classifier</text:span>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ENSG00000002549</text:p>
          </table:table-cell>
          <table:table-cell table:style-name="ce7" office:value-type="float" office:value="7893862" calcext:value-type="float">
            <text:p>7893862</text:p>
          </table:table-cell>
          <table:table-cell table:style-name="ce6" office:value-type="string" calcext:value-type="string">
            <text:p>ERBB2</text:p>
          </table:table-cell>
          <table:table-cell table:style-name="ce9" office:value-type="string" calcext:value-type="string">
            <text:p><text:span text:style-name="T1">ERBB2 </text:span><text:span text:style-name="T2">(1)</text:span></text:p>
          </table:table-cell>
          <table:table-cell table:style-name="ce12" office:value-type="string" calcext:value-type="string">
            <text:p>Rank based on the absolute gene coefficient absolute value 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ENSG00000170961</text:p>
          </table:table-cell>
          <table:table-cell table:style-name="ce5" office:value-type="float" office:value="7894737" calcext:value-type="float">
            <text:p>7894737</text:p>
          </table:table-cell>
          <table:table-cell table:style-name="ce5" office:value-type="string" calcext:value-type="string">
            <text:p>GRB7</text:p>
          </table:table-cell>
          <table:table-cell table:style-name="ce10" office:value-type="string" calcext:value-type="string">
            <text:p><text:span text:style-name="T1">GRB7 </text:span><text:span text:style-name="T2">(2)</text:span></text:p>
          </table:table-cell>
          <table:table-cell table:style-name="ce12" office:value-type="string" calcext:value-type="string">
            <text:p>No rank for genes with null coefficient ine the original MGC classifier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ENSG00000188385</text:p>
          </table:table-cell>
          <table:table-cell table:style-name="ce6" office:value-type="float" office:value="7896908" calcext:value-type="float">
            <text:p>7896908</text:p>
          </table:table-cell>
          <table:table-cell table:style-name="ce6" office:value-type="string" calcext:value-type="string">
            <text:p>MIEN1</text:p>
          </table:table-cell>
          <table:table-cell table:style-name="ce9" office:value-type="string" calcext:value-type="string">
            <text:p><text:span text:style-name="T1">MIEN1 </text:span><text:span text:style-name="T2">(3)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float" office:value="7985317" calcext:value-type="float">
            <text:p>7985317</text:p>
          </table:table-cell>
          <table:table-cell table:style-name="ce5" office:value-type="string" calcext:value-type="string">
            <text:p>STARD3</text:p>
          </table:table-cell>
          <table:table-cell table:style-name="ce10" office:value-type="string" calcext:value-type="string">
            <text:p><text:span text:style-name="T1">STARD3 </text:span><text:span text:style-name="T2">(4)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float" office:value="8006504" calcext:value-type="float">
            <text:p>8006504</text:p>
          </table:table-cell>
          <table:table-cell table:style-name="ce6" office:value-type="string" calcext:value-type="string">
            <text:p>PIP5KL1</text:p>
          </table:table-cell>
          <table:table-cell table:style-name="ce9" office:value-type="string" calcext:value-type="string">
            <text:p><text:span text:style-name="T1">PSMD3 </text:span><text:span text:style-name="T2">(9)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" office:value-type="float" office:value="8156058" calcext:value-type="float">
            <text:p>8156058</text:p>
          </table:table-cell>
          <table:table-cell table:style-name="ce5" office:value-type="string" calcext:value-type="string">
            <text:p>AUNIP </text:p>
          </table:table-cell>
          <table:table-cell table:style-name="ce10" office:value-type="string" calcext:value-type="string">
            <text:p><text:span text:style-name="T1">PIP5KL1 </text:span><text:span text:style-name="T2">(57)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" office:value-type="float" office:value="7988132" calcext:value-type="float">
            <text:p>7988132</text:p>
          </table:table-cell>
          <table:table-cell/>
          <table:table-cell table:style-name="ce9" office:value-type="string" calcext:value-type="string">
            <text:p><text:span text:style-name="T1">SERHL3 </text:span><text:span text:style-name="T2">(63)</text:span>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0" office:value-type="string" calcext:value-type="string">
            <text:p><text:span text:style-name="T1">NTSM </text:span><text:span text:style-name="T2">(207)</text:span>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9" office:value-type="string" calcext:value-type="string">
            <text:p><text:span text:style-name="T1">IRS1</text:span><text:span text:style-name="T2"> (266)</text:span>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10" office:value-type="string" calcext:value-type="string">
            <text:p><text:span text:style-name="T1">STX1A </text:span><text:span text:style-name="T2">(272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 calcext:value-type="string">
            <text:p>AUN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 calcext:value-type="string">
            <text:p>CACNA1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RAB17</text:p>
          </table:table-cell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au1" table:target-range-address="'Feuille 1'.A1:'Feuille 1'.E1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date-style style:name="N135">
      <number:month number:textual="true"/>
      <number:text>-</number:text>
      <number:year/>
    </number:date-style>
    <number:date-style style:name="N134">
      <number:day number:style="long"/>
      <number:text>-</number:text>
      <number:month number:textual="true"/>
    </number:date-style>
    <number:date-style style:name="N133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30T11:09:48.931047153</dc:date>
    <meta:editing-duration>PT25M15S</meta:editing-duration>
    <meta:editing-cycles>2</meta:editing-cycles>
    <meta:generator>LibreOffice/7.3.7.2$Linux_X86_64 LibreOffice_project/30$Build-2</meta:generator>
    <meta:document-statistic meta:table-count="1" meta:cell-count="47" meta:object-count="0"/>
  </office:meta>
</office:document-meta>
</file>